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64cm"/>
    </style:style>
    <style:style style:name="co3" style:family="table-column">
      <style:table-column-properties fo:break-before="auto" style:column-width="3.958cm"/>
    </style:style>
    <style:style style:name="co4" style:family="table-column">
      <style:table-column-properties fo:break-before="auto" style:column-width="3.5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ce2" style:family="table-cell" style:parent-style-name="Default" style:data-style-name="N106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3" table:default-cell-style-name="Default"/>
        <table:table-row table:style-name="ro1">
          <table:table-cell/>
          <table:table-cell office:value-type="string" calcext:value-type="string">
            <text:p>D(8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(8)</text:p>
          </table:table-cell>
          <table:table-cell office:value-type="string" calcext:value-type="string">
            <text:p>D(4)</text:p>
          </table:table-cell>
          <table:table-cell office:value-type="string" calcext:value-type="string">
            <text:p>3D(4)</text:p>
          </table:table-cell>
          <table:table-cell table:number-columns-repeated="1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59659949999" calcext:value-type="float">
            <text:p>0,005965995</text:p>
          </table:table-cell>
          <table:table-cell office:value-type="float" office:value="0.0061872416666" calcext:value-type="float">
            <text:p>0,0061872417</text:p>
          </table:table-cell>
          <table:table-cell office:value-type="float" office:value="0.003427845" calcext:value-type="float">
            <text:p>0,003427845</text:p>
          </table:table-cell>
          <table:table-cell office:value-type="float" office:value="0.004062645" calcext:value-type="float">
            <text:p>0,004062645</text:p>
          </table:table-cell>
          <table:table-cell office:value-type="float" office:value="0.0048371133333" calcext:value-type="float">
            <text:p>0,0048371133</text:p>
          </table:table-cell>
          <table:table-cell office:value-type="float" office:value="0.004012475" calcext:value-type="float">
            <text:p>0,004012475</text:p>
          </table:table-cell>
          <table:table-cell/>
          <table:table-cell table:formula="of:=[.D11]" office:value-type="float" office:value="0.0027593966666" calcext:value-type="float">
            <text:p>0,0027593967</text:p>
          </table:table-cell>
          <table:table-cell table:formula="of:=[.D16]" office:value-type="float" office:value="0.0276440333333" calcext:value-type="float">
            <text:p>0,0276440333</text:p>
          </table:table-cell>
          <table:table-cell table:formula="of:=[.B35]" office:value-type="float" office:value="0.0029455166666" calcext:value-type="float">
            <text:p>0,0029455167</text:p>
          </table:table-cell>
          <table:table-cell table:formula="of:=[.B40]" office:value-type="float" office:value="0.0382677" calcext:value-type="float">
            <text:p>0,0382677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559179666666" calcext:value-type="float">
            <text:p>0,0559179667</text:p>
          </table:table-cell>
          <table:table-cell office:value-type="float" office:value="0.1281476666666" calcext:value-type="float">
            <text:p>0,1281476667</text:p>
          </table:table-cell>
          <table:table-cell office:value-type="float" office:value="0.0516197833333" calcext:value-type="float">
            <text:p>0,0516197833</text:p>
          </table:table-cell>
          <table:table-cell office:value-type="float" office:value="0.0843739666666" calcext:value-type="float">
            <text:p>0,0843739667</text:p>
          </table:table-cell>
          <table:table-cell office:value-type="float" office:value="0.0941899833333" calcext:value-type="float">
            <text:p>0,0941899833</text:p>
          </table:table-cell>
          <table:table-cell office:value-type="float" office:value="0.0511588166666" calcext:value-type="float">
            <text:p>0,0511588167</text:p>
          </table:table-cell>
          <table:table-cell/>
          <table:table-cell table:formula="of:=[.G11]" office:value-type="float" office:value="0.0021747666666" calcext:value-type="float">
            <text:p>0,0021747667</text:p>
          </table:table-cell>
          <table:table-cell table:formula="of:=[.G16]" office:value-type="float" office:value="0.02745735" calcext:value-type="float">
            <text:p>0,02745735</text:p>
          </table:table-cell>
          <table:table-cell table:formula="of:=[.F35]" office:value-type="float" office:value="-0.00252225" calcext:value-type="float">
            <text:p>-0,00252225</text:p>
          </table:table-cell>
          <table:table-cell table:formula="of:=[.F40]" office:value-type="float" office:value="0.0280216166667" calcext:value-type="float">
            <text:p>0,0280216167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020321999999" calcext:value-type="float">
            <text:p>0,1020322</text:p>
          </table:table-cell>
          <table:table-cell office:value-type="float" office:value="0.2667472" calcext:value-type="float">
            <text:p>0,2667472</text:p>
          </table:table-cell>
          <table:table-cell office:value-type="float" office:value="0.09962247" calcext:value-type="float">
            <text:p>0,09962247</text:p>
          </table:table-cell>
          <table:table-cell office:value-type="float" office:value="0.1710609999999" calcext:value-type="float">
            <text:p>0,171061</text:p>
          </table:table-cell>
          <table:table-cell office:value-type="float" office:value="0.1963552999999" calcext:value-type="float">
            <text:p>0,1963553</text:p>
          </table:table-cell>
          <table:table-cell office:value-type="float" office:value="0.09751087" calcext:value-type="float">
            <text:p>0,09751087</text:p>
          </table:table-cell>
          <table:table-cell/>
          <table:table-cell table:formula="of:=[.F11]" office:value-type="float" office:value="0.0013501283333" calcext:value-type="float">
            <text:p>0,0013501283</text:p>
          </table:table-cell>
          <table:table-cell table:formula="of:=[.F16]" office:value-type="float" office:value="0.0155408" calcext:value-type="float">
            <text:p>0,0155408</text:p>
          </table:table-cell>
          <table:table-cell table:formula="of:=[.C35]" office:value-type="float" office:value="0.0018848166666" calcext:value-type="float">
            <text:p>0,0018848167</text:p>
          </table:table-cell>
          <table:table-cell table:formula="of:=[.C40]" office:value-type="float" office:value="0.0199848333333" calcext:value-type="float">
            <text:p>0,0199848333</text:p>
          </table:table-cell>
          <table:table-cell table:number-columns-repeated="8"/>
        </table:table-row>
        <table:table-row table:style-name="ro1">
          <table:table-cell table:number-columns-repeated="8"/>
          <table:table-cell table:formula="of:=[.E11]" office:value-type="float" office:value="0.0021245966666" calcext:value-type="float">
            <text:p>0,0021245967</text:p>
          </table:table-cell>
          <table:table-cell table:formula="of:=[.E16]" office:value-type="float" office:value="0.0239355166667" calcext:value-type="float">
            <text:p>0,0239355167</text:p>
          </table:table-cell>
          <table:table-cell table:formula="of:=[.G35]" office:value-type="float" office:value="0.0029886666667" calcext:value-type="float">
            <text:p>0,0029886667</text:p>
          </table:table-cell>
          <table:table-cell table:formula="of:=[.G40]" office:value-type="float" office:value="0.032583" calcext:value-type="float">
            <text:p>0,03258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(8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(8)</text:p>
          </table:table-cell>
          <table:table-cell office:value-type="string" calcext:value-type="string">
            <text:p>D(4)</text:p>
          </table:table-cell>
          <table:table-cell office:value-type="string" calcext:value-type="string">
            <text:p>3D(4)</text:p>
          </table:table-cell>
          <table:table-cell table:number-columns-repeated="1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83985166666" calcext:value-type="float">
            <text:p>0,0183985167</text:p>
          </table:table-cell>
          <table:table-cell office:value-type="float" office:value="0.0416031333333" calcext:value-type="float">
            <text:p>0,0416031333</text:p>
          </table:table-cell>
          <table:table-cell office:value-type="float" office:value="0.0139591" calcext:value-type="float">
            <text:p>0,0139591</text:p>
          </table:table-cell>
          <table:table-cell office:value-type="float" office:value="0.0176676166666" calcext:value-type="float">
            <text:p>0,0176676167</text:p>
          </table:table-cell>
          <table:table-cell office:value-type="float" office:value="0.0260623333333" calcext:value-type="float">
            <text:p>0,0260623333</text:p>
          </table:table-cell>
          <table:table-cell office:value-type="float" office:value="0.0141457833333" calcext:value-type="float">
            <text:p>0,0141457833</text:p>
          </table:table-cell>
          <table:table-cell/>
          <table:table-cell table:formula="of:=[.D12]" office:value-type="float" office:value="0.0765278833333" calcext:value-type="float">
            <text:p>0,0765278833</text:p>
          </table:table-cell>
          <table:table-cell table:formula="of:=[.D17]" office:value-type="float" office:value="0.4943414999999" calcext:value-type="float">
            <text:p>0,4943415</text:p>
          </table:table-cell>
          <table:table-cell table:formula="of:=[.B36]" office:value-type="float" office:value="0.1346038333334" calcext:value-type="float">
            <text:p>0,1346038333</text:p>
          </table:table-cell>
          <table:table-cell table:formula="of:=[.B41]" office:value-type="float" office:value="0.8577833333333" calcext:value-type="float">
            <text:p>0,8577833333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1839491666666" calcext:value-type="float">
            <text:p>0,1839491667</text:p>
          </table:table-cell>
          <table:table-cell office:value-type="float" office:value="0.6776814999999" calcext:value-type="float">
            <text:p>0,6776815</text:p>
          </table:table-cell>
          <table:table-cell office:value-type="float" office:value="0.18334" calcext:value-type="float">
            <text:p>0,18334</text:p>
          </table:table-cell>
          <table:table-cell office:value-type="float" office:value="0.2735866666666" calcext:value-type="float">
            <text:p>0,2735866667</text:p>
          </table:table-cell>
          <table:table-cell office:value-type="float" office:value="0.3816715" calcext:value-type="float">
            <text:p>0,3816715</text:p>
          </table:table-cell>
          <table:table-cell office:value-type="float" office:value="0.1747368333333" calcext:value-type="float">
            <text:p>0,1747368333</text:p>
          </table:table-cell>
          <table:table-cell/>
          <table:table-cell table:formula="of:=[.G12]" office:value-type="float" office:value="0.07698885" calcext:value-type="float">
            <text:p>0,07698885</text:p>
          </table:table-cell>
          <table:table-cell table:formula="of:=[.G17]" office:value-type="float" office:value="0.5029446666666" calcext:value-type="float">
            <text:p>0,5029446667</text:p>
          </table:table-cell>
          <table:table-cell table:style-name="ce2" table:formula="of:=[.F36]" office:value-type="float" office:value="0.1235196666667" calcext:value-type="float">
            <text:p>00,12</text:p>
          </table:table-cell>
          <table:table-cell table:style-name="ce2" table:formula="of:=[.F41]" office:value-type="float" office:value="0.85094" calcext:value-type="float">
            <text:p>00,85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393815" calcext:value-type="float">
            <text:p>0,3393815</text:p>
          </table:table-cell>
          <table:table-cell office:value-type="float" office:value="1.326378" calcext:value-type="float">
            <text:p>1,326378</text:p>
          </table:table-cell>
          <table:table-cell office:value-type="float" office:value="0.3465461" calcext:value-type="float">
            <text:p>0,3465461</text:p>
          </table:table-cell>
          <table:table-cell office:value-type="float" office:value="0.5363428" calcext:value-type="float">
            <text:p>0,5363428</text:p>
          </table:table-cell>
          <table:table-cell office:value-type="float" office:value="0.7484807" calcext:value-type="float">
            <text:p>0,7484807</text:p>
          </table:table-cell>
          <table:table-cell office:value-type="float" office:value="0.3308514" calcext:value-type="float">
            <text:p>0,3308514</text:p>
          </table:table-cell>
          <table:table-cell/>
          <table:table-cell table:formula="of:=[.F12]" office:value-type="float" office:value="0.0339576833333" calcext:value-type="float">
            <text:p>0,0339576833</text:p>
          </table:table-cell>
          <table:table-cell table:formula="of:=[.F17]" office:value-type="float" office:value="0.2960099999999" calcext:value-type="float">
            <text:p>0,29601</text:p>
          </table:table-cell>
          <table:table-cell table:style-name="ce2" table:formula="of:=[.C36]" office:value-type="float" office:value="0.0569183333334" calcext:value-type="float">
            <text:p>00,06</text:p>
          </table:table-cell>
          <table:table-cell table:style-name="ce2" table:formula="of:=[.C41]" office:value-type="float" office:value="0.4432666666666" calcext:value-type="float">
            <text:p>00,44</text:p>
          </table:table-cell>
          <table:table-cell table:number-columns-repeated="8"/>
        </table:table-row>
        <table:table-row table:style-name="ro1">
          <table:table-cell table:number-columns-repeated="8"/>
          <table:table-cell table:formula="of:=[.E12]" office:value-type="float" office:value="0.0437737" calcext:value-type="float">
            <text:p>0,0437737</text:p>
          </table:table-cell>
          <table:table-cell table:formula="of:=[.E17]" office:value-type="float" office:value="0.4040948333333" calcext:value-type="float">
            <text:p>0,4040948333</text:p>
          </table:table-cell>
          <table:table-cell table:style-name="ce2" table:formula="of:=[.G36]" office:value-type="float" office:value="0.0722476666667" calcext:value-type="float">
            <text:p>00,07</text:p>
          </table:table-cell>
          <table:table-cell table:style-name="ce2" table:formula="of:=[.G41]" office:value-type="float" office:value="0.6381733333333" calcext:value-type="float">
            <text:p>00,64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C$2]-[.B2]" office:value-type="float" office:value="0.0002212466667" calcext:value-type="float">
            <text:p>0,0002212467</text:p>
          </table:table-cell>
          <table:table-cell table:formula="of:=[.$C$2]-[.C2]" office:value-type="float" office:value="0" calcext:value-type="float">
            <text:p>0</text:p>
          </table:table-cell>
          <table:table-cell table:formula="of:=[.$C$2]-[.D2]" office:value-type="float" office:value="0.0027593966666" calcext:value-type="float">
            <text:p>0,0027593967</text:p>
          </table:table-cell>
          <table:table-cell table:formula="of:=[.$C$2]-[.E2]" office:value-type="float" office:value="0.0021245966666" calcext:value-type="float">
            <text:p>0,0021245967</text:p>
          </table:table-cell>
          <table:table-cell table:formula="of:=[.$C$2]-[.F2]" office:value-type="float" office:value="0.0013501283333" calcext:value-type="float">
            <text:p>0,0013501283</text:p>
          </table:table-cell>
          <table:table-cell table:formula="of:=[.$C$2]-[.G2]" office:value-type="float" office:value="0.0021747666666" calcext:value-type="float">
            <text:p>0,0021747667</text:p>
          </table:table-cell>
          <table:table-cell table:number-columns-repeated="3"/>
          <table:table-cell table:style-name="ce2" table:number-columns-repeated="2"/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$C$3]-[.B3]" office:value-type="float" office:value="0.0722297" calcext:value-type="float">
            <text:p>0,0722297</text:p>
          </table:table-cell>
          <table:table-cell table:formula="of:=[.$C$3]-[.C3]" office:value-type="float" office:value="0" calcext:value-type="float">
            <text:p>0</text:p>
          </table:table-cell>
          <table:table-cell table:formula="of:=[.$C$3]-[.D3]" office:value-type="float" office:value="0.0765278833333" calcext:value-type="float">
            <text:p>0,0765278833</text:p>
          </table:table-cell>
          <table:table-cell table:formula="of:=[.$C$3]-[.E3]" office:value-type="float" office:value="0.0437737" calcext:value-type="float">
            <text:p>0,0437737</text:p>
          </table:table-cell>
          <table:table-cell table:formula="of:=[.$C$3]-[.F3]" office:value-type="float" office:value="0.0339576833333" calcext:value-type="float">
            <text:p>0,0339576833</text:p>
          </table:table-cell>
          <table:table-cell table:formula="of:=[.$C$3]-[.G3]" office:value-type="float" office:value="0.07698885" calcext:value-type="float">
            <text:p>0,07698885</text:p>
          </table:table-cell>
          <table:table-cell/>
          <table:table-cell table:formula="of:=[.D13]" office:value-type="float" office:value="0.16712473" calcext:value-type="float">
            <text:p>0,16712473</text:p>
          </table:table-cell>
          <table:table-cell table:formula="of:=[.D18]" office:value-type="float" office:value="0.9798319" calcext:value-type="float">
            <text:p>0,9798319</text:p>
          </table:table-cell>
          <table:table-cell table:style-name="ce2" table:formula="of:=[.B37]" office:value-type="float" office:value="0.2861925999999" calcext:value-type="float">
            <text:p>00,29</text:p>
          </table:table-cell>
          <table:table-cell table:style-name="ce2" table:formula="of:=[.B42]" office:value-type="float" office:value="1.7079110000001" calcext:value-type="float">
            <text:p>01,71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$C$4]-[.B4]" office:value-type="float" office:value="0.1647150000001" calcext:value-type="float">
            <text:p>0,164715</text:p>
          </table:table-cell>
          <table:table-cell table:formula="of:=[.$C$4]-[.C4]" office:value-type="float" office:value="0" calcext:value-type="float">
            <text:p>0</text:p>
          </table:table-cell>
          <table:table-cell table:formula="of:=[.$C$4]-[.D4]" office:value-type="float" office:value="0.16712473" calcext:value-type="float">
            <text:p>0,16712473</text:p>
          </table:table-cell>
          <table:table-cell table:formula="of:=[.$C$4]-[.E4]" office:value-type="float" office:value="0.0956862000001" calcext:value-type="float">
            <text:p>0,0956862</text:p>
          </table:table-cell>
          <table:table-cell table:formula="of:=[.$C$4]-[.F4]" office:value-type="float" office:value="0.0703919000001" calcext:value-type="float">
            <text:p>0,0703919</text:p>
          </table:table-cell>
          <table:table-cell table:formula="of:=[.$C$4]-[.G4]" office:value-type="float" office:value="0.16923633" calcext:value-type="float">
            <text:p>0,16923633</text:p>
          </table:table-cell>
          <table:table-cell/>
          <table:table-cell table:formula="of:=[.G13]" office:value-type="float" office:value="0.16923633" calcext:value-type="float">
            <text:p>0,16923633</text:p>
          </table:table-cell>
          <table:table-cell table:formula="of:=[.G18]" office:value-type="float" office:value="0.9955266" calcext:value-type="float">
            <text:p>0,9955266</text:p>
          </table:table-cell>
          <table:table-cell table:style-name="ce2" table:formula="of:=[.F37]" office:value-type="float" office:value="0.2700711999999" calcext:value-type="float">
            <text:p>00,27</text:p>
          </table:table-cell>
          <table:table-cell table:style-name="ce2" table:formula="of:=[.F42]" office:value-type="float" office:value="1.709151" calcext:value-type="float">
            <text:p>01,71</text:p>
          </table:table-cell>
          <table:table-cell table:number-columns-repeated="8"/>
        </table:table-row>
        <table:table-row table:style-name="ro1">
          <table:table-cell table:number-columns-repeated="8"/>
          <table:table-cell table:formula="of:=[.F13]" office:value-type="float" office:value="0.0703919000001" calcext:value-type="float">
            <text:p>0,0703919</text:p>
          </table:table-cell>
          <table:table-cell table:formula="of:=[.F18]" office:value-type="float" office:value="0.5778973" calcext:value-type="float">
            <text:p>0,5778973</text:p>
          </table:table-cell>
          <table:table-cell table:style-name="ce2" table:formula="of:=[.C37]" office:value-type="float" office:value="0.1135443666666" calcext:value-type="float">
            <text:p>00,11</text:p>
          </table:table-cell>
          <table:table-cell table:style-name="ce2" table:formula="of:=[.C42]" office:value-type="float" office:value="0.826588" calcext:value-type="float">
            <text:p>00,83</text:p>
          </table:table-cell>
          <table:table-cell table:number-columns-repeated="8"/>
        </table:table-row>
        <table:table-row table:style-name="ro1">
          <table:table-cell table:number-columns-repeated="8"/>
          <table:table-cell table:formula="of:=[.E13]" office:value-type="float" office:value="0.0956862000001" calcext:value-type="float">
            <text:p>0,0956862</text:p>
          </table:table-cell>
          <table:table-cell table:formula="of:=[.E18]" office:value-type="float" office:value="0.7900352" calcext:value-type="float">
            <text:p>0,7900352</text:p>
          </table:table-cell>
          <table:table-cell table:style-name="ce2" table:formula="of:=[.G37]" office:value-type="float" office:value="0.1512126999999" calcext:value-type="float">
            <text:p>00,15</text:p>
          </table:table-cell>
          <table:table-cell table:style-name="ce2" table:formula="of:=[.G42]" office:value-type="float" office:value="1.2332696666667" calcext:value-type="float">
            <text:p>01,23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C$7]-[.B7]" office:value-type="float" office:value="0.0232046166667" calcext:value-type="float">
            <text:p>0,0232046167</text:p>
          </table:table-cell>
          <table:table-cell table:formula="of:=[.$C$7]-[.C7]" office:value-type="float" office:value="0" calcext:value-type="float">
            <text:p>0</text:p>
          </table:table-cell>
          <table:table-cell table:formula="of:=[.$C$7]-[.D7]" office:value-type="float" office:value="0.0276440333333" calcext:value-type="float">
            <text:p>0,0276440333</text:p>
          </table:table-cell>
          <table:table-cell table:formula="of:=[.$C$7]-[.E7]" office:value-type="float" office:value="0.0239355166667" calcext:value-type="float">
            <text:p>0,0239355167</text:p>
          </table:table-cell>
          <table:table-cell table:formula="of:=[.$C$7]-[.F7]" office:value-type="float" office:value="0.0155408" calcext:value-type="float">
            <text:p>0,0155408</text:p>
          </table:table-cell>
          <table:table-cell table:formula="of:=[.$C$7]-[.G7]" office:value-type="float" office:value="0.02745735" calcext:value-type="float">
            <text:p>0,02745735</text:p>
          </table:table-cell>
          <table:table-cell table:number-columns-repeated="3"/>
          <table:table-cell table:style-name="ce2" table:number-columns-repeated="2"/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$C$8]-[.B8]" office:value-type="float" office:value="0.4937323333333" calcext:value-type="float">
            <text:p>0,4937323333</text:p>
          </table:table-cell>
          <table:table-cell table:formula="of:=[.$C$8]-[.C8]" office:value-type="float" office:value="0" calcext:value-type="float">
            <text:p>0</text:p>
          </table:table-cell>
          <table:table-cell table:formula="of:=[.$C$8]-[.D8]" office:value-type="float" office:value="0.4943414999999" calcext:value-type="float">
            <text:p>0,4943415</text:p>
          </table:table-cell>
          <table:table-cell table:formula="of:=[.$C$8]-[.E8]" office:value-type="float" office:value="0.4040948333333" calcext:value-type="float">
            <text:p>0,4040948333</text:p>
          </table:table-cell>
          <table:table-cell table:formula="of:=[.$C$8]-[.F8]" office:value-type="float" office:value="0.2960099999999" calcext:value-type="float">
            <text:p>0,29601</text:p>
          </table:table-cell>
          <table:table-cell table:formula="of:=[.$C$8]-[.G8]" office:value-type="float" office:value="0.5029446666666" calcext:value-type="float">
            <text:p>0,5029446667</text:p>
          </table:table-cell>
          <table:table-cell table:number-columns-repeated="3"/>
          <table:table-cell table:style-name="ce2" table:number-columns-repeated="2"/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$C$9]-[.B9]" office:value-type="float" office:value="0.9869965" calcext:value-type="float">
            <text:p>0,9869965</text:p>
          </table:table-cell>
          <table:table-cell table:formula="of:=[.$C$9]-[.C9]" office:value-type="float" office:value="0" calcext:value-type="float">
            <text:p>0</text:p>
          </table:table-cell>
          <table:table-cell table:formula="of:=[.$C$9]-[.D9]" office:value-type="float" office:value="0.9798319" calcext:value-type="float">
            <text:p>0,9798319</text:p>
          </table:table-cell>
          <table:table-cell table:formula="of:=[.$C$9]-[.E9]" office:value-type="float" office:value="0.7900352" calcext:value-type="float">
            <text:p>0,7900352</text:p>
          </table:table-cell>
          <table:table-cell table:formula="of:=[.$C$9]-[.F9]" office:value-type="float" office:value="0.5778973" calcext:value-type="float">
            <text:p>0,5778973</text:p>
          </table:table-cell>
          <table:table-cell table:formula="of:=[.$C$9]-[.G9]" office:value-type="float" office:value="0.9955266" calcext:value-type="float">
            <text:p>0,9955266</text:p>
          </table:table-cell>
          <table:table-cell table:number-columns-repeated="3"/>
          <table:table-cell table:style-name="ce2" table:number-columns-repeated="2"/>
          <table:table-cell table:number-columns-repeated="8"/>
        </table:table-row>
        <table:table-row table:style-name="ro1" table:number-rows-repeated="6">
          <table:table-cell table:number-columns-repeated="10"/>
          <table:table-cell table:style-name="ce2" table:number-columns-repeated="2"/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(4)</text:p>
          </table:table-cell>
          <table:table-cell office:value-type="string" calcext:value-type="string">
            <text:p>3D(8)</text:p>
          </table:table-cell>
          <table:table-cell/>
          <table:table-cell office:value-type="string" calcext:value-type="string">
            <text:p>3D(4)</text:p>
          </table:table-cell>
          <table:table-cell office:value-type="string" calcext:value-type="string">
            <text:p>D(8)</text:p>
          </table:table-cell>
          <table:table-cell table:number-columns-repeated="3"/>
          <table:table-cell table:style-name="ce2" table:number-columns-repeated="2"/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70767" calcext:value-type="float">
            <text:p>0,0170767</text:p>
          </table:table-cell>
          <table:table-cell office:value-type="float" office:value="0.0181374" calcext:value-type="float">
            <text:p>0,0181374</text:p>
          </table:table-cell>
          <table:table-cell office:value-type="float" office:value="0.0364330333333" calcext:value-type="float">
            <text:p>0,0364330333</text:p>
          </table:table-cell>
          <table:table-cell office:value-type="float" office:value="0.0200222166666" calcext:value-type="float">
            <text:p>0,0200222167</text:p>
          </table:table-cell>
          <table:table-cell office:value-type="float" office:value="0.0225444666666" calcext:value-type="float">
            <text:p>0,0225444667</text:p>
          </table:table-cell>
          <table:table-cell office:value-type="float" office:value="0.0170335499999" calcext:value-type="float">
            <text:p>0,01703355</text:p>
          </table:table-cell>
          <table:table-cell table:number-columns-repeated="3"/>
          <table:table-cell table:style-name="ce2" table:number-columns-repeated="2"/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2842546666666" calcext:value-type="float">
            <text:p>0,2842546667</text:p>
          </table:table-cell>
          <table:table-cell office:value-type="float" office:value="0.3619401666666" calcext:value-type="float">
            <text:p>0,3619401667</text:p>
          </table:table-cell>
          <table:table-cell office:value-type="float" office:value="0.3329155" calcext:value-type="float">
            <text:p>0,3329155</text:p>
          </table:table-cell>
          <table:table-cell office:value-type="float" office:value="0.4188585" calcext:value-type="float">
            <text:p>0,4188585</text:p>
          </table:table-cell>
          <table:table-cell office:value-type="float" office:value="0.2953388333333" calcext:value-type="float">
            <text:p>0,2953388333</text:p>
          </table:table-cell>
          <table:table-cell office:value-type="float" office:value="0.3466108333333" calcext:value-type="float">
            <text:p>0,3466108333</text:p>
          </table:table-cell>
          <table:table-cell table:number-columns-repeated="3"/>
          <table:table-cell table:style-name="ce2" table:number-columns-repeated="2"/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569946" calcext:value-type="float">
            <text:p>0,5569946</text:p>
          </table:table-cell>
          <table:table-cell office:value-type="float" office:value="0.7296428333333" calcext:value-type="float">
            <text:p>0,7296428333</text:p>
          </table:table-cell>
          <table:table-cell office:value-type="float" office:value="0.6126223333333" calcext:value-type="float">
            <text:p>0,6126223333</text:p>
          </table:table-cell>
          <table:table-cell office:value-type="float" office:value="0.8431871999999" calcext:value-type="float">
            <text:p>0,8431872</text:p>
          </table:table-cell>
          <table:table-cell office:value-type="float" office:value="0.573116" calcext:value-type="float">
            <text:p>0,573116</text:p>
          </table:table-cell>
          <table:table-cell office:value-type="float" office:value="0.6919745" calcext:value-type="float">
            <text:p>0,6919745</text:p>
          </table:table-cell>
          <table:table-cell table:number-columns-repeated="3"/>
          <table:table-cell table:style-name="ce2" table:number-columns-repeated="2"/>
          <table:table-cell table:number-columns-repeated="8"/>
        </table:table-row>
        <table:table-row table:style-name="ro1">
          <table:table-cell table:number-columns-repeated="10"/>
          <table:table-cell table:style-name="ce2" table:number-columns-repeated="2"/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(4)</text:p>
          </table:table-cell>
          <table:table-cell office:value-type="string" calcext:value-type="string">
            <text:p>3D(8)</text:p>
          </table:table-cell>
          <table:table-cell/>
          <table:table-cell office:value-type="string" calcext:value-type="string">
            <text:p>3D(4)</text:p>
          </table:table-cell>
          <table:table-cell office:value-type="string" calcext:value-type="string">
            <text:p>D(8)</text:p>
          </table:table-cell>
          <table:table-cell table:number-columns-repeated="1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690516333333" calcext:value-type="float">
            <text:p>0,0690516333</text:p>
          </table:table-cell>
          <table:table-cell office:value-type="float" office:value="0.0873345" calcext:value-type="float">
            <text:p>0,0873345</text:p>
          </table:table-cell>
          <table:table-cell office:value-type="float" office:value="0.1121496666666" calcext:value-type="float">
            <text:p>0,1121496667</text:p>
          </table:table-cell>
          <table:table-cell office:value-type="float" office:value="0.1073193333333" calcext:value-type="float">
            <text:p>0,1073193333</text:p>
          </table:table-cell>
          <table:table-cell office:value-type="float" office:value="0.0792977166666" calcext:value-type="float">
            <text:p>0,0792977167</text:p>
          </table:table-cell>
          <table:table-cell office:value-type="float" office:value="0.0747363333333" calcext:value-type="float">
            <text:p>0,0747363333</text:p>
          </table:table-cell>
          <table:table-cell table:number-columns-repeated="1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0690166666666" calcext:value-type="float">
            <text:p>1,0690166667</text:p>
          </table:table-cell>
          <table:table-cell office:value-type="float" office:value="1.4835333333333" calcext:value-type="float">
            <text:p>1,4835333333</text:p>
          </table:table-cell>
          <table:table-cell office:value-type="float" office:value="1.1480833333333" calcext:value-type="float">
            <text:p>1,1480833333</text:p>
          </table:table-cell>
          <table:table-cell office:value-type="float" office:value="1.9267999999999" calcext:value-type="float">
            <text:p>1,9268</text:p>
          </table:table-cell>
          <table:table-cell office:value-type="float" office:value="1.0758599999999" calcext:value-type="float">
            <text:p>1,07586</text:p>
          </table:table-cell>
          <table:table-cell office:value-type="float" office:value="1.2886266666666" calcext:value-type="float">
            <text:p>1,2886266667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0993519999999" calcext:value-type="float">
            <text:p>2,099352</text:p>
          </table:table-cell>
          <table:table-cell office:value-type="float" office:value="2.980675" calcext:value-type="float">
            <text:p>2,980675</text:p>
          </table:table-cell>
          <table:table-cell office:value-type="float" office:value="2.172495" calcext:value-type="float">
            <text:p>2,172495</text:p>
          </table:table-cell>
          <table:table-cell office:value-type="float" office:value="3.807263" calcext:value-type="float">
            <text:p>3,807263</text:p>
          </table:table-cell>
          <table:table-cell office:value-type="float" office:value="2.098112" calcext:value-type="float">
            <text:p>2,098112</text:p>
          </table:table-cell>
          <table:table-cell office:value-type="float" office:value="2.5739933333333" calcext:value-type="float">
            <text:p>2,573993333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10"/>
          <table:table-cell office:value-type="string" calcext:value-type="string">
            <text:p>SPE10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E$26]-[.B26]" office:value-type="float" office:value="0.0029455166666" calcext:value-type="float">
            <text:p>0,0029455167</text:p>
          </table:table-cell>
          <table:table-cell table:formula="of:=[.$E$26]-[.C26]" office:value-type="float" office:value="0.0018848166666" calcext:value-type="float">
            <text:p>0,0018848167</text:p>
          </table:table-cell>
          <table:table-cell table:formula="of:=[.$E$26]-[.D26]" office:value-type="float" office:value="-0.0164108166667" calcext:value-type="float">
            <text:p>-0,0164108167</text:p>
          </table:table-cell>
          <table:table-cell table:formula="of:=[.$E$26]-[.E26]" office:value-type="float" office:value="0" calcext:value-type="float">
            <text:p>0</text:p>
          </table:table-cell>
          <table:table-cell table:formula="of:=[.$E$26]-[.F26]" office:value-type="float" office:value="-0.00252225" calcext:value-type="float">
            <text:p>-0,00252225</text:p>
          </table:table-cell>
          <table:table-cell table:formula="of:=[.$E$26]-[.G26]" office:value-type="float" office:value="0.0029886666667" calcext:value-type="float">
            <text:p>0,0029886667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$E$27]-[.B27]" office:value-type="float" office:value="0.1346038333334" calcext:value-type="float">
            <text:p>0,1346038333</text:p>
          </table:table-cell>
          <table:table-cell table:formula="of:=[.$E$27]-[.C27]" office:value-type="float" office:value="0.0569183333334" calcext:value-type="float">
            <text:p>0,0569183333</text:p>
          </table:table-cell>
          <table:table-cell table:formula="of:=[.$E$27]-[.D27]" office:value-type="float" office:value="0.085943" calcext:value-type="float">
            <text:p>0,085943</text:p>
          </table:table-cell>
          <table:table-cell table:formula="of:=[.$E$27]-[.E27]" office:value-type="float" office:value="0" calcext:value-type="float">
            <text:p>0</text:p>
          </table:table-cell>
          <table:table-cell table:formula="of:=[.$E$27]-[.F27]" office:value-type="float" office:value="0.1235196666667" calcext:value-type="float">
            <text:p>0,1235196667</text:p>
          </table:table-cell>
          <table:table-cell table:formula="of:=[.$E$27]-[.G27]" office:value-type="float" office:value="0.0722476666667" calcext:value-type="float">
            <text:p>0,0722476667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$E$28]-[.B28]" office:value-type="float" office:value="0.2861925999999" calcext:value-type="float">
            <text:p>0,2861926</text:p>
          </table:table-cell>
          <table:table-cell table:formula="of:=[.$E$28]-[.C28]" office:value-type="float" office:value="0.1135443666666" calcext:value-type="float">
            <text:p>0,1135443667</text:p>
          </table:table-cell>
          <table:table-cell table:formula="of:=[.$E$28]-[.D28]" office:value-type="float" office:value="0.2305648666666" calcext:value-type="float">
            <text:p>0,2305648667</text:p>
          </table:table-cell>
          <table:table-cell table:formula="of:=[.$E$28]-[.E28]" office:value-type="float" office:value="0" calcext:value-type="float">
            <text:p>0</text:p>
          </table:table-cell>
          <table:table-cell table:formula="of:=[.$E$28]-[.F28]" office:value-type="float" office:value="0.2700711999999" calcext:value-type="float">
            <text:p>0,2700712</text:p>
          </table:table-cell>
          <table:table-cell table:formula="of:=[.$E$28]-[.G28]" office:value-type="float" office:value="0.1512126999999" calcext:value-type="float">
            <text:p>0,1512127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E$31]-[.B31]" office:value-type="float" office:value="0.0382677" calcext:value-type="float">
            <text:p>0,0382677</text:p>
          </table:table-cell>
          <table:table-cell table:formula="of:=[.$E$31]-[.C31]" office:value-type="float" office:value="0.0199848333333" calcext:value-type="float">
            <text:p>0,0199848333</text:p>
          </table:table-cell>
          <table:table-cell table:formula="of:=[.$E$31]-[.D31]" office:value-type="float" office:value="-0.00483033333330001" calcext:value-type="float">
            <text:p>-0,0048303333</text:p>
          </table:table-cell>
          <table:table-cell table:formula="of:=[.$E$31]-[.E31]" office:value-type="float" office:value="0" calcext:value-type="float">
            <text:p>0</text:p>
          </table:table-cell>
          <table:table-cell table:formula="of:=[.$E$31]-[.F31]" office:value-type="float" office:value="0.0280216166667" calcext:value-type="float">
            <text:p>0,0280216167</text:p>
          </table:table-cell>
          <table:table-cell table:formula="of:=[.$E$31]-[.G31]" office:value-type="float" office:value="0.032583" calcext:value-type="float">
            <text:p>0,032583</text:p>
          </table:table-cell>
          <table:table-cell table:number-columns-repeated="13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$E$32]-[.B32]" office:value-type="float" office:value="0.8577833333333" calcext:value-type="float">
            <text:p>0,8577833333</text:p>
          </table:table-cell>
          <table:table-cell table:formula="of:=[.$E$32]-[.C32]" office:value-type="float" office:value="0.4432666666666" calcext:value-type="float">
            <text:p>0,4432666667</text:p>
          </table:table-cell>
          <table:table-cell table:formula="of:=[.$E$32]-[.D32]" office:value-type="float" office:value="0.7787166666666" calcext:value-type="float">
            <text:p>0,7787166667</text:p>
          </table:table-cell>
          <table:table-cell table:formula="of:=[.$E$32]-[.E32]" office:value-type="float" office:value="0" calcext:value-type="float">
            <text:p>0</text:p>
          </table:table-cell>
          <table:table-cell table:formula="of:=[.$E$32]-[.F32]" office:value-type="float" office:value="0.85094" calcext:value-type="float">
            <text:p>0,85094</text:p>
          </table:table-cell>
          <table:table-cell table:formula="of:=[.$E$32]-[.G32]" office:value-type="float" office:value="0.6381733333333" calcext:value-type="float">
            <text:p>0,6381733333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$E$33]-[.B33]" office:value-type="float" office:value="1.7079110000001" calcext:value-type="float">
            <text:p>1,707911</text:p>
          </table:table-cell>
          <table:table-cell table:formula="of:=[.$E$33]-[.C33]" office:value-type="float" office:value="0.826588" calcext:value-type="float">
            <text:p>0,826588</text:p>
          </table:table-cell>
          <table:table-cell table:formula="of:=[.$E$33]-[.D33]" office:value-type="float" office:value="1.634768" calcext:value-type="float">
            <text:p>1,634768</text:p>
          </table:table-cell>
          <table:table-cell table:formula="of:=[.$E$33]-[.E33]" office:value-type="float" office:value="0" calcext:value-type="float">
            <text:p>0</text:p>
          </table:table-cell>
          <table:table-cell table:formula="of:=[.$E$33]-[.F33]" office:value-type="float" office:value="1.709151" calcext:value-type="float">
            <text:p>1,709151</text:p>
          </table:table-cell>
          <table:table-cell table:formula="of:=[.$E$33]-[.G33]" office:value-type="float" office:value="1.2332696666667" calcext:value-type="float">
            <text:p>1,2332696667</text:p>
          </table:table-cell>
          <table:table-cell table:number-columns-repeated="13"/>
        </table:table-row>
        <table:table-row table:style-name="ro1" table:number-rows-repeated="12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Temps coarse</text:p>
          </table:table-cell>
          <table:table-cell table:number-columns-repeated="2"/>
          <table:table-cell office:value-type="string" calcext:value-type="string">
            <text:p>GAIN/Facto</text:p>
          </table:table-cell>
          <table:table-cell office:value-type="string" calcext:value-type="string">
            <text:p>GAIN/Solve</text:p>
          </table:table-cell>
          <table:table-cell table:number-columns-repeated="6"/>
          <table:table-cell office:value-type="string" calcext:value-type="string">
            <text:p>NB_FACTO</text:p>
          </table:table-cell>
          <table:table-cell office:value-type="string" calcext:value-type="string">
            <text:p>NB_SOLVE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E1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883099" calcext:value-type="float">
            <text:p>0,883099</text:p>
          </table:table-cell>
          <table:table-cell table:number-columns-repeated="2"/>
          <table:table-cell table:style-name="ce1" office:value-type="float" office:value="0.18" calcext:value-type="float">
            <text:p>00,1800</text:p>
          </table:table-cell>
          <table:table-cell table:style-name="ce1" office:value-type="float" office:value="3.41" calcext:value-type="float">
            <text:p>03,4100</text:p>
          </table:table-cell>
          <table:table-cell table:style-name="ce1" table:number-columns-repeated="4"/>
          <table:table-cell table:number-columns-repeated="2"/>
          <table:table-cell table:formula="of:=[.D58]/[.G58]" office:value-type="float" office:value="4.90610555555556" calcext:value-type="float">
            <text:p>4,9061055556</text:p>
          </table:table-cell>
          <table:table-cell table:formula="of:=(20*[.D58])/[.H58]" office:value-type="float" office:value="5.17946627565982" calcext:value-type="float">
            <text:p>5,179466275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32(4)</text:p>
          </table:table-cell>
          <table:table-cell office:value-type="float" office:value="1.24344" calcext:value-type="float">
            <text:p>1,24344</text:p>
          </table:table-cell>
          <table:table-cell table:number-columns-repeated="2"/>
          <table:table-cell table:style-name="ce1" office:value-type="float" office:value="0.18" calcext:value-type="float">
            <text:p>00,1800</text:p>
          </table:table-cell>
          <table:table-cell table:style-name="ce1" office:value-type="float" office:value="3.45" calcext:value-type="float">
            <text:p>03,4500</text:p>
          </table:table-cell>
          <table:table-cell table:style-name="ce1" table:number-columns-repeated="4"/>
          <table:table-cell table:number-columns-repeated="2"/>
          <table:table-cell table:formula="of:=[.D59]/[.G59]" office:value-type="float" office:value="6.908" calcext:value-type="float">
            <text:p>6,908</text:p>
          </table:table-cell>
          <table:table-cell table:formula="of:=(20*[.D59])/[.H59]" office:value-type="float" office:value="7.20834782608696" calcext:value-type="float">
            <text:p>7,208347826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2(4)</text:p>
          </table:table-cell>
          <table:table-cell office:value-type="float" office:value="1.81555" calcext:value-type="float">
            <text:p>1,81555</text:p>
          </table:table-cell>
          <table:table-cell table:number-columns-repeated="2"/>
          <table:table-cell table:style-name="ce1" office:value-type="float" office:value="0.07" calcext:value-type="float">
            <text:p>00,0700</text:p>
          </table:table-cell>
          <table:table-cell table:style-name="ce1" office:value-type="float" office:value="2.17" calcext:value-type="float">
            <text:p>02,1700</text:p>
          </table:table-cell>
          <table:table-cell table:style-name="ce1" table:number-columns-repeated="4"/>
          <table:table-cell table:number-columns-repeated="2"/>
          <table:table-cell table:formula="of:=[.D60]/[.G60]" office:value-type="float" office:value="25.9364285714286" calcext:value-type="float">
            <text:p>25,9364285714</text:p>
          </table:table-cell>
          <table:table-cell table:formula="of:=(20*[.D60])/[.H60]" office:value-type="float" office:value="16.7331797235023" calcext:value-type="float">
            <text:p>16,733179723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2(8)</text:p>
          </table:table-cell>
          <table:table-cell office:value-type="float" office:value="1.85163" calcext:value-type="float">
            <text:p>1,85163</text:p>
          </table:table-cell>
          <table:table-cell table:number-columns-repeated="2"/>
          <table:table-cell table:style-name="ce1" office:value-type="float" office:value="0.08" calcext:value-type="float">
            <text:p>00,0800</text:p>
          </table:table-cell>
          <table:table-cell table:style-name="ce1" office:value-type="float" office:value="2.47" calcext:value-type="float">
            <text:p>02,4700</text:p>
          </table:table-cell>
          <table:table-cell table:style-name="ce1" table:number-columns-repeated="4"/>
          <table:table-cell table:number-columns-repeated="2"/>
          <table:table-cell table:formula="of:=[.D61]/[.G61]" office:value-type="float" office:value="23.145375" calcext:value-type="float">
            <text:p>23,145375</text:p>
          </table:table-cell>
          <table:table-cell table:formula="of:=(20*[.D61])/[.H61]" office:value-type="float" office:value="14.992955465587" calcext:value-type="float">
            <text:p>14,9929554656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" table:number-columns-repeated="6"/>
          <table:table-cell table:number-columns-repeated="8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table:style-name="ce1" table:number-columns-repeated="6"/>
          <table:table-cell table:number-columns-repeated="8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0189041" calcext:value-type="float">
            <text:p>0,0189041</text:p>
          </table:table-cell>
          <table:table-cell table:number-columns-repeated="2"/>
          <table:table-cell table:style-name="ce1" office:value-type="float" office:value="0.0019" calcext:value-type="float">
            <text:p>00,0019</text:p>
          </table:table-cell>
          <table:table-cell table:style-name="ce1" office:value-type="float" office:value="0.017" calcext:value-type="float">
            <text:p>00,0170</text:p>
          </table:table-cell>
          <table:table-cell table:style-name="ce1" office:value-type="float" office:value="0.0027593966666" calcext:value-type="float">
            <text:p>00,0028</text:p>
          </table:table-cell>
          <table:table-cell table:style-name="ce1" office:value-type="float" office:value="0.0276440333333" calcext:value-type="float">
            <text:p>00,0276</text:p>
          </table:table-cell>
          <table:table-cell table:style-name="ce1" office:value-type="float" office:value="0.0029455166666" calcext:value-type="float">
            <text:p>00,0029</text:p>
          </table:table-cell>
          <table:table-cell table:style-name="ce1" office:value-type="float" office:value="0.0382677" calcext:value-type="float">
            <text:p>00,0383</text:p>
          </table:table-cell>
          <table:table-cell table:number-columns-repeated="2"/>
          <table:table-cell table:formula="of:=[.D64]/[.G64]" office:value-type="float" office:value="9.94952631578947" calcext:value-type="float">
            <text:p>9,9495263158</text:p>
          </table:table-cell>
          <table:table-cell table:formula="of:=4*[.D64]/[.H64]" office:value-type="float" office:value="4.44802352941176" calcext:value-type="float">
            <text:p>4,4480235294</text:p>
          </table:table-cell>
          <table:table-cell table:formula="of:=[.D64]/[.I64]" office:value-type="float" office:value="6.85080917463481" calcext:value-type="float">
            <text:p>6,8508091746</text:p>
          </table:table-cell>
          <table:table-cell table:formula="of:=7*[.D64]/[.J64]" office:value-type="float" office:value="4.78688107500568" calcext:value-type="float">
            <text:p>4,786881075</text:p>
          </table:table-cell>
          <table:table-cell table:formula="of:=[.D64]/[.K64]" office:value-type="float" office:value="6.41792328468504" calcext:value-type="float">
            <text:p>6,4179232847</text:p>
          </table:table-cell>
          <table:table-cell table:formula="of:=11*[.D64]/[.L64]" office:value-type="float" office:value="5.43395866487926" calcext:value-type="float">
            <text:p>5,43395866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2(4)</text:p>
          </table:table-cell>
          <table:table-cell office:value-type="float" office:value="0.027564" calcext:value-type="float">
            <text:p>0,027564</text:p>
          </table:table-cell>
          <table:table-cell table:number-columns-repeated="2"/>
          <table:table-cell table:style-name="ce1" office:value-type="float" office:value="0.0016" calcext:value-type="float">
            <text:p>00,0016</text:p>
          </table:table-cell>
          <table:table-cell table:style-name="ce1" office:value-type="float" office:value="0.017" calcext:value-type="float">
            <text:p>00,0170</text:p>
          </table:table-cell>
          <table:table-cell table:style-name="ce1" office:value-type="float" office:value="0.0021747666666" calcext:value-type="float">
            <text:p>00,0022</text:p>
          </table:table-cell>
          <table:table-cell table:style-name="ce1" office:value-type="float" office:value="0.02745735" calcext:value-type="float">
            <text:p>00,0275</text:p>
          </table:table-cell>
          <table:table-cell table:style-name="ce1" office:value-type="float" office:value="-0.00252225" calcext:value-type="float">
            <text:p>-00,0025</text:p>
          </table:table-cell>
          <table:table-cell table:style-name="ce1" office:value-type="float" office:value="0.0280216166667" calcext:value-type="float">
            <text:p>00,0280</text:p>
          </table:table-cell>
          <table:table-cell table:number-columns-repeated="2"/>
          <table:table-cell table:formula="of:=[.D65]/[.G65]" office:value-type="float" office:value="17.2275" calcext:value-type="float">
            <text:p>17,2275</text:p>
          </table:table-cell>
          <table:table-cell table:formula="of:=4*[.D65]/[.H65]" office:value-type="float" office:value="6.48564705882353" calcext:value-type="float">
            <text:p>6,4856470588</text:p>
          </table:table-cell>
          <table:table-cell table:formula="of:=[.D65]/[.I65]" office:value-type="float" office:value="12.6744631611874" calcext:value-type="float">
            <text:p>12,6744631612</text:p>
          </table:table-cell>
          <table:table-cell table:formula="of:=7*[.D65]/[.J65]" office:value-type="float" office:value="7.02718944107862" calcext:value-type="float">
            <text:p>7,0271894411</text:p>
          </table:table-cell>
          <table:table-cell table:formula="of:=[.D65]/[.K65]" office:value-type="float" office:value="-10.9283377936366" calcext:value-type="float">
            <text:p>-10,9283377936</text:p>
          </table:table-cell>
          <table:table-cell table:formula="of:=11*[.D65]/[.L65]" office:value-type="float" office:value="10.820360709606" calcext:value-type="float">
            <text:p>10,82036070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(4)</text:p>
          </table:table-cell>
          <table:table-cell office:value-type="float" office:value="0.0368493" calcext:value-type="float">
            <text:p>0,0368493</text:p>
          </table:table-cell>
          <table:table-cell table:number-columns-repeated="2"/>
          <table:table-cell table:style-name="ce1" office:value-type="float" office:value="0.0009" calcext:value-type="float">
            <text:p>00,0009</text:p>
          </table:table-cell>
          <table:table-cell table:style-name="ce1" office:value-type="float" office:value="0.01" calcext:value-type="float">
            <text:p>00,0100</text:p>
          </table:table-cell>
          <table:table-cell table:style-name="ce1" office:value-type="float" office:value="0.0013501283333" calcext:value-type="float">
            <text:p>00,0014</text:p>
          </table:table-cell>
          <table:table-cell table:style-name="ce1" office:value-type="float" office:value="0.0155408" calcext:value-type="float">
            <text:p>00,0155</text:p>
          </table:table-cell>
          <table:table-cell table:style-name="ce1" office:value-type="float" office:value="0.0018848166666" calcext:value-type="float">
            <text:p>00,0019</text:p>
          </table:table-cell>
          <table:table-cell table:style-name="ce1" office:value-type="float" office:value="0.0199848333333" calcext:value-type="float">
            <text:p>00,0200</text:p>
          </table:table-cell>
          <table:table-cell table:number-columns-repeated="2"/>
          <table:table-cell table:formula="of:=[.D66]/[.G66]" office:value-type="float" office:value="40.9436666666667" calcext:value-type="float">
            <text:p>40,9436666667</text:p>
          </table:table-cell>
          <table:table-cell table:formula="of:=4*[.D66]/[.H66]" office:value-type="float" office:value="14.73972" calcext:value-type="float">
            <text:p>14,73972</text:p>
          </table:table-cell>
          <table:table-cell table:formula="of:=[.D66]/[.I66]" office:value-type="float" office:value="27.2931832412794" calcext:value-type="float">
            <text:p>27,2931832413</text:p>
          </table:table-cell>
          <table:table-cell table:formula="of:=7*[.D66]/[.J66]" office:value-type="float" office:value="16.5979293215279" calcext:value-type="float">
            <text:p>16,5979293215</text:p>
          </table:table-cell>
          <table:table-cell table:formula="of:=[.D66]/[.K66]" office:value-type="float" office:value="19.5506017391453" calcext:value-type="float">
            <text:p>19,5506017391</text:p>
          </table:table-cell>
          <table:table-cell table:formula="of:=11*[.D66]/[.L66]" office:value-type="float" office:value="20.2824958927525" calcext:value-type="float">
            <text:p>20,28249589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(8)</text:p>
          </table:table-cell>
          <table:table-cell office:value-type="float" office:value="0.00883893" calcext:value-type="float">
            <text:p>0,00883893</text:p>
          </table:table-cell>
          <table:table-cell table:number-columns-repeated="2"/>
          <table:table-cell table:style-name="ce1" office:value-type="float" office:value="0.0015" calcext:value-type="float">
            <text:p>00,0015</text:p>
          </table:table-cell>
          <table:table-cell table:style-name="ce1" office:value-type="float" office:value="0.015" calcext:value-type="float">
            <text:p>00,0150</text:p>
          </table:table-cell>
          <table:table-cell table:style-name="ce1" office:value-type="float" office:value="0.0021245966666" calcext:value-type="float">
            <text:p>00,0021</text:p>
          </table:table-cell>
          <table:table-cell table:style-name="ce1" office:value-type="float" office:value="0.0239355166667" calcext:value-type="float">
            <text:p>00,0239</text:p>
          </table:table-cell>
          <table:table-cell table:style-name="ce1" office:value-type="float" office:value="0.0029886666667" calcext:value-type="float">
            <text:p>00,0030</text:p>
          </table:table-cell>
          <table:table-cell table:style-name="ce1" office:value-type="float" office:value="0.032583" calcext:value-type="float">
            <text:p>00,0326</text:p>
          </table:table-cell>
          <table:table-cell table:number-columns-repeated="2"/>
          <table:table-cell table:formula="of:=[.D67]/[.G67]" office:value-type="float" office:value="5.89262" calcext:value-type="float">
            <text:p>5,89262</text:p>
          </table:table-cell>
          <table:table-cell table:formula="of:=4*[.D67]/[.H67]" office:value-type="float" office:value="2.357048" calcext:value-type="float">
            <text:p>2,357048</text:p>
          </table:table-cell>
          <table:table-cell table:formula="of:=[.D67]/[.I67]" office:value-type="float" office:value="4.16028610933715" calcext:value-type="float">
            <text:p>4,1602861093</text:p>
          </table:table-cell>
          <table:table-cell table:formula="of:=7*[.D67]/[.J67]" office:value-type="float" office:value="2.58496655249057" calcext:value-type="float">
            <text:p>2,5849665525</text:p>
          </table:table-cell>
          <table:table-cell table:formula="of:=[.D67]/[.K67]" office:value-type="float" office:value="2.95748271243634" calcext:value-type="float">
            <text:p>2,9574827124</text:p>
          </table:table-cell>
          <table:table-cell table:formula="of:=11*[.D67]/[.L67]" office:value-type="float" office:value="2.98401712549489" calcext:value-type="float">
            <text:p>2,9840171255</text:p>
          </table:table-cell>
        </table:table-row>
        <table:table-row table:style-name="ro1">
          <table:table-cell table:number-columns-repeated="6"/>
          <table:table-cell table:style-name="ce1" table:number-columns-repeated="6"/>
          <table:table-cell table:number-columns-repeated="8"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3"/>
          <table:table-cell table:style-name="ce1" table:number-columns-repeated="6"/>
          <table:table-cell table:number-columns-repeated="8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383957" calcext:value-type="float">
            <text:p>0,383957</text:p>
          </table:table-cell>
          <table:table-cell table:number-columns-repeated="2"/>
          <table:table-cell table:style-name="ce1" office:value-type="float" office:value="0.33" calcext:value-type="float">
            <text:p>00,3300</text:p>
          </table:table-cell>
          <table:table-cell table:style-name="ce1" office:value-type="float" office:value="0.06" calcext:value-type="float">
            <text:p>00,0600</text:p>
          </table:table-cell>
          <table:table-cell table:style-name="ce1" office:value-type="float" office:value="0.0765278833333" calcext:value-type="float">
            <text:p>00,0765</text:p>
          </table:table-cell>
          <table:table-cell table:style-name="ce1" office:value-type="float" office:value="0.4943414999999" calcext:value-type="float">
            <text:p>00,4943</text:p>
          </table:table-cell>
          <table:table-cell table:style-name="ce1" office:value-type="float" office:value="0.1346038333334" calcext:value-type="float">
            <text:p>00,1346</text:p>
          </table:table-cell>
          <table:table-cell table:style-name="ce1" office:value-type="float" office:value="0.8577833333333" calcext:value-type="float">
            <text:p>00,8578</text:p>
          </table:table-cell>
          <table:table-cell table:number-columns-repeated="2"/>
          <table:table-cell table:formula="of:=[.D70]/[.G70]" office:value-type="float" office:value="1.16350606060606" calcext:value-type="float">
            <text:p>1,1635060606</text:p>
          </table:table-cell>
          <table:table-cell table:formula="of:=4*[.D70]/[.H70]" office:value-type="float" office:value="25.5971333333333" calcext:value-type="float">
            <text:p>25,5971333333</text:p>
          </table:table-cell>
          <table:table-cell table:formula="of:=[.D70]/[.I70]" office:value-type="float" office:value="5.01721703614566" calcext:value-type="float">
            <text:p>5,0172170361</text:p>
          </table:table-cell>
          <table:table-cell table:formula="of:=7*[.D70]/[.J70]" office:value-type="float" office:value="5.4369277109054" calcext:value-type="float">
            <text:p>5,4369277109</text:p>
          </table:table-cell>
          <table:table-cell table:formula="of:=[.D70]/[.K70]" office:value-type="float" office:value="2.85249677138821" calcext:value-type="float">
            <text:p>2,8524967714</text:p>
          </table:table-cell>
          <table:table-cell table:formula="of:=11*[.D70]/[.L70]" office:value-type="float" office:value="4.92376901704024" calcext:value-type="float">
            <text:p>4,9237690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2(4)</text:p>
          </table:table-cell>
          <table:table-cell office:value-type="float" office:value="0.544723" calcext:value-type="float">
            <text:p>0,544723</text:p>
          </table:table-cell>
          <table:table-cell table:number-columns-repeated="2"/>
          <table:table-cell table:style-name="ce1" office:value-type="float" office:value="0.34" calcext:value-type="float">
            <text:p>00,3400</text:p>
          </table:table-cell>
          <table:table-cell table:style-name="ce1" office:value-type="float" office:value="0.06" calcext:value-type="float">
            <text:p>00,0600</text:p>
          </table:table-cell>
          <table:table-cell table:style-name="ce1" office:value-type="float" office:value="0.07698885" calcext:value-type="float">
            <text:p>00,0770</text:p>
          </table:table-cell>
          <table:table-cell table:style-name="ce1" office:value-type="float" office:value="0.5029446666666" calcext:value-type="float">
            <text:p>00,5029</text:p>
          </table:table-cell>
          <table:table-cell table:style-name="ce1" office:value-type="float" office:value="0.1235196666667" calcext:value-type="float">
            <text:p>00,1235</text:p>
          </table:table-cell>
          <table:table-cell table:style-name="ce1" office:value-type="float" office:value="0.85094" calcext:value-type="float">
            <text:p>00,8509</text:p>
          </table:table-cell>
          <table:table-cell table:number-columns-repeated="2"/>
          <table:table-cell table:formula="of:=[.$D$71]/[.G71]" office:value-type="float" office:value="1.60212647058824" calcext:value-type="float">
            <text:p>1,6021264706</text:p>
          </table:table-cell>
          <table:table-cell table:formula="of:=4*[.D71]/[.H71]" office:value-type="float" office:value="36.3148666666667" calcext:value-type="float">
            <text:p>36,3148666667</text:p>
          </table:table-cell>
          <table:table-cell table:formula="of:=[.D71]/[.I71]" office:value-type="float" office:value="7.07534922264718" calcext:value-type="float">
            <text:p>7,0753492226</text:p>
          </table:table-cell>
          <table:table-cell table:formula="of:=7*[.D71]/[.J71]" office:value-type="float" office:value="7.58147218315701" calcext:value-type="float">
            <text:p>7,5814721832</text:p>
          </table:table-cell>
          <table:table-cell table:formula="of:=[.D71]/[.K71]" office:value-type="float" office:value="4.41001028176231" calcext:value-type="float">
            <text:p>4,4100102818</text:p>
          </table:table-cell>
          <table:table-cell table:formula="of:=11*[.D71]/[.L71]" office:value-type="float" office:value="7.04156932333655" calcext:value-type="float">
            <text:p>7,04156932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(4)</text:p>
          </table:table-cell>
          <table:table-cell office:value-type="float" office:value="0.816217" calcext:value-type="float">
            <text:p>0,816217</text:p>
          </table:table-cell>
          <table:table-cell table:number-columns-repeated="2"/>
          <table:table-cell table:style-name="ce1" office:value-type="float" office:value="0.23" calcext:value-type="float">
            <text:p>00,2300</text:p>
          </table:table-cell>
          <table:table-cell table:style-name="ce1" office:value-type="float" office:value="0.03" calcext:value-type="float">
            <text:p>00,0300</text:p>
          </table:table-cell>
          <table:table-cell table:style-name="ce1" office:value-type="float" office:value="0.0339576833333" calcext:value-type="float">
            <text:p>00,0340</text:p>
          </table:table-cell>
          <table:table-cell table:style-name="ce1" office:value-type="float" office:value="0.2960099999999" calcext:value-type="float">
            <text:p>00,2960</text:p>
          </table:table-cell>
          <table:table-cell table:style-name="ce1" office:value-type="float" office:value="0.0569183333334" calcext:value-type="float">
            <text:p>00,0569</text:p>
          </table:table-cell>
          <table:table-cell table:style-name="ce1" office:value-type="float" office:value="0.4432666666666" calcext:value-type="float">
            <text:p>00,4433</text:p>
          </table:table-cell>
          <table:table-cell table:number-columns-repeated="2"/>
          <table:table-cell table:formula="of:=[.$D$72]/[.G72]" office:value-type="float" office:value="3.54876956521739" calcext:value-type="float">
            <text:p>3,5487695652</text:p>
          </table:table-cell>
          <table:table-cell table:formula="of:=4*[.D72]/[.H72]" office:value-type="float" office:value="108.828933333333" calcext:value-type="float">
            <text:p>108,8289333333</text:p>
          </table:table-cell>
          <table:table-cell table:formula="of:=[.D72]/[.I72]" office:value-type="float" office:value="24.0362981181225" calcext:value-type="float">
            <text:p>24,0362981181</text:p>
          </table:table-cell>
          <table:table-cell table:formula="of:=7*[.D72]/[.J72]" office:value-type="float" office:value="19.3017769670009" calcext:value-type="float">
            <text:p>19,301776967</text:p>
          </table:table-cell>
          <table:table-cell table:formula="of:=[.D72]/[.K72]" office:value-type="float" office:value="14.3401423091396" calcext:value-type="float">
            <text:p>14,3401423091</text:p>
          </table:table-cell>
          <table:table-cell table:formula="of:=11*[.D72]/[.L72]" office:value-type="float" office:value="20.2550466235555" calcext:value-type="float">
            <text:p>20,25504662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(8)</text:p>
          </table:table-cell>
          <table:table-cell office:value-type="float" office:value="0.76986" calcext:value-type="float">
            <text:p>0,76986</text:p>
          </table:table-cell>
          <table:table-cell table:number-columns-repeated="2"/>
          <table:table-cell table:style-name="ce1" office:value-type="float" office:value="0.29" calcext:value-type="float">
            <text:p>00,2900</text:p>
          </table:table-cell>
          <table:table-cell table:style-name="ce1" office:value-type="float" office:value="0.04" calcext:value-type="float">
            <text:p>00,0400</text:p>
          </table:table-cell>
          <table:table-cell table:style-name="ce1" office:value-type="float" office:value="0.0437737" calcext:value-type="float">
            <text:p>00,0438</text:p>
          </table:table-cell>
          <table:table-cell table:style-name="ce1" office:value-type="float" office:value="0.4040948333333" calcext:value-type="float">
            <text:p>00,4041</text:p>
          </table:table-cell>
          <table:table-cell table:style-name="ce1" office:value-type="float" office:value="0.0722476666667" calcext:value-type="float">
            <text:p>00,0722</text:p>
          </table:table-cell>
          <table:table-cell table:style-name="ce1" office:value-type="float" office:value="0.6381733333333" calcext:value-type="float">
            <text:p>00,6382</text:p>
          </table:table-cell>
          <table:table-cell table:number-columns-repeated="2"/>
          <table:table-cell table:formula="of:=[.$D$73]/[.G73]" office:value-type="float" office:value="2.65468965517241" calcext:value-type="float">
            <text:p>2,6546896552</text:p>
          </table:table-cell>
          <table:table-cell table:formula="of:=4*[.D73]/[.H73]" office:value-type="float" office:value="76.986" calcext:value-type="float">
            <text:p>76,986</text:p>
          </table:table-cell>
          <table:table-cell table:formula="of:=[.D73]/[.I73]" office:value-type="float" office:value="17.5872727231191" calcext:value-type="float">
            <text:p>17,5872727231</text:p>
          </table:table-cell>
          <table:table-cell table:formula="of:=7*[.D73]/[.J73]" office:value-type="float" office:value="13.3360279703331" calcext:value-type="float">
            <text:p>13,3360279703</text:p>
          </table:table-cell>
          <table:table-cell table:formula="of:=[.D73]/[.K73]" office:value-type="float" office:value="10.6558458635293" calcext:value-type="float">
            <text:p>10,6558458635</text:p>
          </table:table-cell>
          <table:table-cell table:formula="of:=11*[.D73]/[.L73]" office:value-type="float" office:value="13.269843093831" calcext:value-type="float">
            <text:p>13,2698430938</text:p>
          </table:table-cell>
        </table:table-row>
        <table:table-row table:style-name="ro1">
          <table:table-cell table:number-columns-repeated="6"/>
          <table:table-cell table:style-name="ce1" table:number-columns-repeated="6"/>
          <table:table-cell table:number-columns-repeated="8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/>
          <table:table-cell table:style-name="ce1" table:number-columns-repeated="6"/>
          <table:table-cell table:number-columns-repeated="8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747566" calcext:value-type="float">
            <text:p>0,747566</text:p>
          </table:table-cell>
          <table:table-cell table:number-columns-repeated="2"/>
          <table:table-cell table:style-name="ce1" office:value-type="float" office:value="0.12" calcext:value-type="float">
            <text:p>00,1200</text:p>
          </table:table-cell>
          <table:table-cell table:style-name="ce1" office:value-type="float" office:value="0.66" calcext:value-type="float">
            <text:p>00,6600</text:p>
          </table:table-cell>
          <table:table-cell table:style-name="ce1" office:value-type="float" office:value="0.16712473" calcext:value-type="float">
            <text:p>00,1671</text:p>
          </table:table-cell>
          <table:table-cell table:style-name="ce1" office:value-type="float" office:value="0.9798319" calcext:value-type="float">
            <text:p>00,9798</text:p>
          </table:table-cell>
          <table:table-cell table:style-name="ce1" office:value-type="float" office:value="0.2861925999999" calcext:value-type="float">
            <text:p>00,2862</text:p>
          </table:table-cell>
          <table:table-cell table:style-name="ce1" office:value-type="float" office:value="1.7079110000001" calcext:value-type="float">
            <text:p>01,7079</text:p>
          </table:table-cell>
          <table:table-cell table:number-columns-repeated="2"/>
          <table:table-cell table:formula="of:=[.D76]/[.G76]" office:value-type="float" office:value="6.22971666666667" calcext:value-type="float">
            <text:p>6,2297166667</text:p>
          </table:table-cell>
          <table:table-cell table:formula="of:=4*[.D76]/[.H76]" office:value-type="float" office:value="4.53070303030303" calcext:value-type="float">
            <text:p>4,5307030303</text:p>
          </table:table-cell>
          <table:table-cell table:formula="of:=[.D76]/[.I76]" office:value-type="float" office:value="4.47310221533342" calcext:value-type="float">
            <text:p>4,4731022153</text:p>
          </table:table-cell>
          <table:table-cell table:formula="of:=6*[.D76]/[.J76]" office:value-type="float" office:value="4.57771991297691" calcext:value-type="float">
            <text:p>4,577719913</text:p>
          </table:table-cell>
          <table:table-cell table:formula="of:=[.D76]/[.K76]" office:value-type="float" office:value="2.61210806988113" calcext:value-type="float">
            <text:p>2,6121080699</text:p>
          </table:table-cell>
          <table:table-cell table:formula="of:=10*[.D76]/[.L76]" office:value-type="float" office:value="4.37707819669735" calcext:value-type="float">
            <text:p>4,37707819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2(4)</text:p>
          </table:table-cell>
          <table:table-cell office:value-type="float" office:value="1.0632" calcext:value-type="float">
            <text:p>1,0632</text:p>
          </table:table-cell>
          <table:table-cell table:number-columns-repeated="2"/>
          <table:table-cell table:style-name="ce1" office:value-type="float" office:value="0.12" calcext:value-type="float">
            <text:p>00,1200</text:p>
          </table:table-cell>
          <table:table-cell table:style-name="ce1" office:value-type="float" office:value="0.67" calcext:value-type="float">
            <text:p>00,6700</text:p>
          </table:table-cell>
          <table:table-cell table:style-name="ce1" office:value-type="float" office:value="0.16923633" calcext:value-type="float">
            <text:p>00,1692</text:p>
          </table:table-cell>
          <table:table-cell table:style-name="ce1" office:value-type="float" office:value="0.9955266" calcext:value-type="float">
            <text:p>00,9955</text:p>
          </table:table-cell>
          <table:table-cell table:style-name="ce1" office:value-type="float" office:value="0.2700711999999" calcext:value-type="float">
            <text:p>00,2701</text:p>
          </table:table-cell>
          <table:table-cell table:style-name="ce1" office:value-type="float" office:value="1.709151" calcext:value-type="float">
            <text:p>01,7092</text:p>
          </table:table-cell>
          <table:table-cell table:number-columns-repeated="2"/>
          <table:table-cell table:formula="of:=[.D77]/[.G77]" office:value-type="float" office:value="8.86" calcext:value-type="float">
            <text:p>8,86</text:p>
          </table:table-cell>
          <table:table-cell table:formula="of:=4*[.D77]/[.H77]" office:value-type="float" office:value="6.34746268656716" calcext:value-type="float">
            <text:p>6,3474626866</text:p>
          </table:table-cell>
          <table:table-cell table:formula="of:=[.D77]/[.I77]" office:value-type="float" office:value="6.28233902259639" calcext:value-type="float">
            <text:p>6,2823390226</text:p>
          </table:table-cell>
          <table:table-cell table:formula="of:=6*[.D77]/[.J77]" office:value-type="float" office:value="6.40786494303618" calcext:value-type="float">
            <text:p>6,407864943</text:p>
          </table:table-cell>
          <table:table-cell table:formula="of:=[.D77]/[.K77]" office:value-type="float" office:value="3.93673964495434" calcext:value-type="float">
            <text:p>3,936739645</text:p>
          </table:table-cell>
          <table:table-cell table:formula="of:=10*[.D77]/[.L77]" office:value-type="float" office:value="6.22063234904347" calcext:value-type="float">
            <text:p>6,2206323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(4)</text:p>
          </table:table-cell>
          <table:table-cell office:value-type="float" office:value="1.6293" calcext:value-type="float">
            <text:p>1,6293</text:p>
          </table:table-cell>
          <table:table-cell table:number-columns-repeated="2"/>
          <table:table-cell table:style-name="ce1" office:value-type="float" office:value="0.07" calcext:value-type="float">
            <text:p>00,0700</text:p>
          </table:table-cell>
          <table:table-cell table:style-name="ce1" office:value-type="float" office:value="0.44" calcext:value-type="float">
            <text:p>00,4400</text:p>
          </table:table-cell>
          <table:table-cell table:style-name="ce1" office:value-type="float" office:value="0.0703919000001" calcext:value-type="float">
            <text:p>00,0704</text:p>
          </table:table-cell>
          <table:table-cell table:style-name="ce1" office:value-type="float" office:value="0.5778973" calcext:value-type="float">
            <text:p>00,5779</text:p>
          </table:table-cell>
          <table:table-cell table:style-name="ce1" office:value-type="float" office:value="0.1135443666666" calcext:value-type="float">
            <text:p>00,1135</text:p>
          </table:table-cell>
          <table:table-cell table:style-name="ce1" office:value-type="float" office:value="0.826588" calcext:value-type="float">
            <text:p>00,8266</text:p>
          </table:table-cell>
          <table:table-cell table:number-columns-repeated="2"/>
          <table:table-cell table:formula="of:=[.D78]/[.G78]" office:value-type="float" office:value="23.2757142857143" calcext:value-type="float">
            <text:p>23,2757142857</text:p>
          </table:table-cell>
          <table:table-cell table:formula="of:=4*[.D78]/[.H78]" office:value-type="float" office:value="14.8118181818182" calcext:value-type="float">
            <text:p>14,8118181818</text:p>
          </table:table-cell>
          <table:table-cell table:formula="of:=[.D78]/[.I78]" office:value-type="float" office:value="23.1461290290173" calcext:value-type="float">
            <text:p>23,146129029</text:p>
          </table:table-cell>
          <table:table-cell table:formula="of:=6*[.D78]/[.J78]" office:value-type="float" office:value="16.9161544793513" calcext:value-type="float">
            <text:p>16,9161544794</text:p>
          </table:table-cell>
          <table:table-cell table:formula="of:=[.D78]/[.K78]" office:value-type="float" office:value="14.349456937693" calcext:value-type="float">
            <text:p>14,3494569377</text:p>
          </table:table-cell>
          <table:table-cell table:formula="of:=10*[.D78]/[.L78]" office:value-type="float" office:value="19.7111499320097" calcext:value-type="float">
            <text:p>19,7111499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(8)</text:p>
          </table:table-cell>
          <table:table-cell office:value-type="float" office:value="1.5048" calcext:value-type="float">
            <text:p>1,5048</text:p>
          </table:table-cell>
          <table:table-cell table:number-columns-repeated="2"/>
          <table:table-cell table:style-name="ce1" office:value-type="float" office:value="0.08" calcext:value-type="float">
            <text:p>00,0800</text:p>
          </table:table-cell>
          <table:table-cell table:style-name="ce1" office:value-type="float" office:value="0.56" calcext:value-type="float">
            <text:p>00,5600</text:p>
          </table:table-cell>
          <table:table-cell table:style-name="ce1" office:value-type="float" office:value="0.0956862000001" calcext:value-type="float">
            <text:p>00,0957</text:p>
          </table:table-cell>
          <table:table-cell table:style-name="ce1" office:value-type="float" office:value="0.7900352" calcext:value-type="float">
            <text:p>00,7900</text:p>
          </table:table-cell>
          <table:table-cell table:style-name="ce1" office:value-type="float" office:value="0.1512126999999" calcext:value-type="float">
            <text:p>00,1512</text:p>
          </table:table-cell>
          <table:table-cell table:style-name="ce1" office:value-type="float" office:value="1.2332696666667" calcext:value-type="float">
            <text:p>01,2333</text:p>
          </table:table-cell>
          <table:table-cell table:number-columns-repeated="2"/>
          <table:table-cell table:formula="of:=[.D79]/[.G79]" office:value-type="float" office:value="18.81" calcext:value-type="float">
            <text:p>18,81</text:p>
          </table:table-cell>
          <table:table-cell table:formula="of:=4*[.D79]/[.H79]" office:value-type="float" office:value="10.7485714285714" calcext:value-type="float">
            <text:p>10,7485714286</text:p>
          </table:table-cell>
          <table:table-cell table:formula="of:=[.D79]/[.I79]" office:value-type="float" office:value="15.7264056885782" calcext:value-type="float">
            <text:p>15,7264056886</text:p>
          </table:table-cell>
          <table:table-cell table:formula="of:=6*[.D79]/[.J79]" office:value-type="float" office:value="11.4283515468678" calcext:value-type="float">
            <text:p>11,4283515469</text:p>
          </table:table-cell>
          <table:table-cell table:formula="of:=[.D79]/[.K79]" office:value-type="float" office:value="9.95154507525489" calcext:value-type="float">
            <text:p>9,9515450753</text:p>
          </table:table-cell>
          <table:table-cell table:formula="of:=10*[.D79]/[.L79]" office:value-type="float" office:value="12.2017109531867" calcext:value-type="float">
            <text:p>12,20171095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2" number:min-integer-digits="2"/>
    </number:number-style>
    <number:number-style style:name="N107">
      <number:number number:decimal-places="4" number:min-integer-digits="2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1T15:09:06.997130480</meta:creation-date>
    <dc:date>2015-01-21T15:59:48.596089566</dc:date>
    <meta:editing-duration>PT2M50S</meta:editing-duration>
    <meta:editing-cycles>2</meta:editing-cycles>
    <meta:generator>LibreOffice/4.2.8.2$Linux_X86_64 LibreOffice_project/420m0$Build-2</meta:generator>
    <meta:document-statistic meta:table-count="1" meta:cell-count="462" meta:object-count="0"/>
  </office:meta>
</office:document-meta>
</file>